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" svg:font-family="Roboto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30303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" style:family="table-cell" style:parent-style-name="Default">
      <style:table-cell-properties fo:background-color="#92d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30303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" style:family="table-cell" style:parent-style-name="Default">
      <style:table-cell-properties fo:background-color="#ffc0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30303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" style:family="table-cell" style:parent-style-name="Default">
      <style:table-cell-properties fo:background-color="#00b0f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30303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" style:family="table-cell" style:parent-style-name="Default">
      <style:table-cell-properties fo:background-color="#ff00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30303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" style:family="table-cell" style:parent-style-name="Default">
      <style:table-cell-properties fo:background-color="#7030a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8" style:family="table-cell" style:parent-style-name="Default">
      <style:table-cell-properties fo:background-color="#92d050" style:diagonal-bl-tr="none" style:diagonal-tl-br="none" fo:border="0.74pt solid #000000" style:rotation-align="none"/>
    </style:style>
    <style:style style:name="ce9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0303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0303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fo:background-color="#ffc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0303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fo:background-color="#00b0f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0303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0303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fo:background-color="#7030a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0303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6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0303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7" style:family="table-cell" style:parent-style-name="Default">
      <style:table-cell-properties fo:background-color="#ffc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0303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8" style:family="table-cell" style:parent-style-name="Default">
      <style:table-cell-properties fo:background-color="#00b0f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0303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9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0303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0" style:family="table-cell" style:parent-style-name="Default">
      <style:table-cell-properties fo:background-color="#7030a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1" style:family="table-cell" style:parent-style-name="Default" style:data-style-name="N128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0303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2" style:family="table-cell" style:parent-style-name="Default" style:data-style-name="N128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0303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3" style:family="table-cell" style:parent-style-name="Default" style:data-style-name="N128">
      <style:table-cell-properties fo:background-color="#ffc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0303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4" style:family="table-cell" style:parent-style-name="Default" style:data-style-name="N128">
      <style:table-cell-properties fo:background-color="#00b0f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0303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5" style:family="table-cell" style:parent-style-name="Default" style:data-style-name="N128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0303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6" style:family="table-cell" style:parent-style-name="Default" style:data-style-name="N128">
      <style:table-cell-properties fo:background-color="#7030a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7" style:family="table-cell" style:parent-style-name="Default" style:data-style-name="N128">
      <style:table-cell-properties fo:background-color="#ffff00" style:diagonal-bl-tr="none" style:diagonal-tl-br="none" fo:border="0.74pt solid #000000" style:rotation-align="none"/>
    </style:style>
    <style:style style:name="ce28" style:family="table-cell" style:parent-style-name="Default" style:data-style-name="N128">
      <style:table-cell-properties fo:background-color="#92d050" style:diagonal-bl-tr="none" style:diagonal-tl-br="none" fo:border="0.74pt solid #000000" style:rotation-align="none"/>
    </style:style>
    <style:style style:name="ce29" style:family="table-cell" style:parent-style-name="Default" style:data-style-name="N129">
      <style:table-cell-properties style:diagonal-bl-tr="none" style:diagonal-tl-br="none" fo:border="0.74pt solid #000000" style:rotation-align="none"/>
    </style:style>
    <style:style style:name="ce30" style:family="table-cell" style:parent-style-name="Default" style:data-style-name="N129">
      <style:table-cell-properties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129">
      <style:table-cell-properties style:diagonal-bl-tr="none" style:diagonal-tl-br="none" fo:border="0.74pt solid #000000" style:rotation-align="non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1" table:style-name="ta1">
        <table:table-column table:style-name="co1" table:number-columns-repeated="4" table:default-cell-style-name="ce8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Joint 1 (Base)</text:p>
          </table:table-cell>
          <table:table-cell table:style-name="ce9" office:value-type="float" office:value="42.5" calcext:value-type="float">
            <text:p>42,50</text:p>
          </table:table-cell>
          <table:table-cell table:style-name="ce15" office:value-type="float" office:value="-0.75724336870644" calcext:value-type="float">
            <text:p>-0,75724336870644</text:p>
          </table:table-cell>
          <table:table-cell table:style-name="ce21" office:value-type="float" office:value="0" calcext:value-type="float">
            <text:p>0,0000</text:p>
          </table:table-cell>
          <table:table-cell table:style-name="ce21" office:value-type="float" office:value="0.1625" calcext:value-type="float">
            <text:p>0,1625</text:p>
          </table:table-cell>
          <table:table-cell table:style-name="ce15" table:formula="of:=PI()/2" office:value-type="float" office:value="1.5707963267949" calcext:value-type="float">
            <text:p>1,570796326794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Joint 2 (Shoulder)</text:p>
          </table:table-cell>
          <table:table-cell table:style-name="ce10" office:value-type="float" office:value="190" calcext:value-type="float">
            <text:p>190,00</text:p>
          </table:table-cell>
          <table:table-cell table:style-name="ce16" office:value-type="float" office:value="-0.0791230783888235" calcext:value-type="float">
            <text:p>-0,079123078388824</text:p>
          </table:table-cell>
          <table:table-cell table:style-name="ce22" office:value-type="float" office:value="-0.425" calcext:value-type="float">
            <text:p>-0,4250</text:p>
          </table:table-cell>
          <table:table-cell table:style-name="ce22" office:value-type="float" office:value="0" calcext:value-type="float">
            <text:p>0,000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Joint 3 (Elbow)</text:p>
          </table:table-cell>
          <table:table-cell table:style-name="ce11" office:value-type="float" office:value="59" calcext:value-type="float">
            <text:p>59,00</text:p>
          </table:table-cell>
          <table:table-cell table:style-name="ce17" office:value-type="float" office:value="0.52932325391396" calcext:value-type="float">
            <text:p>0,52932325391396</text:p>
          </table:table-cell>
          <table:table-cell table:style-name="ce23" office:value-type="float" office:value="-0.3922" calcext:value-type="float">
            <text:p>-0,3922</text:p>
          </table:table-cell>
          <table:table-cell table:style-name="ce23" office:value-type="float" office:value="0" calcext:value-type="float">
            <text:p>0,000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Joint 4 (Wirst 1)</text:p>
          </table:table-cell>
          <table:table-cell table:style-name="ce12" office:value-type="float" office:value="199" calcext:value-type="float">
            <text:p>199,00</text:p>
          </table:table-cell>
          <table:table-cell table:style-name="ce18" office:value-type="float" office:value="2.19903891188785" calcext:value-type="float">
            <text:p>2,19903891188785</text:p>
          </table:table-cell>
          <table:table-cell table:style-name="ce24" office:value-type="float" office:value="0" calcext:value-type="float">
            <text:p>0,0000</text:p>
          </table:table-cell>
          <table:table-cell table:style-name="ce24" office:value-type="float" office:value="0.1333" calcext:value-type="float">
            <text:p>0,1333</text:p>
          </table:table-cell>
          <table:table-cell table:style-name="ce18" table:formula="of:=PI()/2" office:value-type="float" office:value="1.5707963267949" calcext:value-type="float">
            <text:p>1,570796326794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Joint 5 (Wrist 2)</text:p>
          </table:table-cell>
          <table:table-cell table:style-name="ce13" office:value-type="float" office:value="120" calcext:value-type="float">
            <text:p>120,00</text:p>
          </table:table-cell>
          <table:table-cell table:style-name="ce19" office:value-type="float" office:value="2.1865439443983" calcext:value-type="float">
            <text:p>2,1865439443983</text:p>
          </table:table-cell>
          <table:table-cell table:style-name="ce25" office:value-type="float" office:value="0" calcext:value-type="float">
            <text:p>0,0000</text:p>
          </table:table-cell>
          <table:table-cell table:style-name="ce25" office:value-type="float" office:value="0.0997" calcext:value-type="float">
            <text:p>0,0997</text:p>
          </table:table-cell>
          <table:table-cell table:style-name="ce19" table:formula="of:=(PI()/2)*(-1)" office:value-type="float" office:value="-1.5707963267949" calcext:value-type="float">
            <text:p>-1,5707963267949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Joint 6 (Wrist 3)</text:p>
          </table:table-cell>
          <table:table-cell table:style-name="ce14" office:value-type="float" office:value="90" calcext:value-type="float">
            <text:p>90,00</text:p>
          </table:table-cell>
          <table:table-cell table:style-name="ce20" office:value-type="float" office:value="0.0523126652083801" calcext:value-type="float">
            <text:p>0,05231266520838</text:p>
          </table:table-cell>
          <table:table-cell table:style-name="ce26" office:value-type="float" office:value="0" calcext:value-type="float">
            <text:p>0,0000</text:p>
          </table:table-cell>
          <table:table-cell table:style-name="ce26" office:value-type="float" office:value="0.0996" calcext:value-type="float">
            <text:p>0,0996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2">
          <table:table-cell table:style-name="Default" table:number-columns-repeated="4"/>
          <table:table-cell table:number-columns-repeated="9"/>
        </table:table-row>
        <table:table-row table:style-name="ro2">
          <table:table-cell table:style-name="Default" table:number-columns-repeated="4"/>
          <table:table-cell table:formula="of:=-(SIN([.C1]))" office:value-type="float" office:value="0.686920724450334" calcext:value-type="float">
            <text:p>0,686920724450334</text:p>
          </table:table-cell>
          <table:table-cell table:formula="of:=COS([.F1])" office:value-type="float" office:value="6.12323399573677E-017" calcext:value-type="float">
            <text:p>6,12323399573677E-17</text:p>
          </table:table-cell>
          <table:table-cell table:number-columns-repeated="7"/>
        </table:table-row>
        <table:table-row table:style-name="ro2">
          <table:table-cell table:style-name="ce7" table:formula="of:=COS([.C1])" office:value-type="float" office:value="0.726732356731575" calcext:value-type="float">
            <text:p>0,726732356731575</text:p>
          </table:table-cell>
          <table:table-cell table:style-name="ce7" table:formula="of:=-(SIN([.C1]))*COS([.F1])" office:value-type="float" office:value="4.20617633233041E-017" calcext:value-type="float">
            <text:p>4,20617633233041E-17</text:p>
          </table:table-cell>
          <table:table-cell table:style-name="ce7" table:formula="of:=SIN([.C1])*SIN([.F1])" office:value-type="float" office:value="-0.686920724450334" calcext:value-type="float">
            <text:p>-0,686920724450334</text:p>
          </table:table-cell>
          <table:table-cell table:style-name="ce7" table:formula="of:=[.D1]*COS([.C1])" office:value-type="float" office:value="0" calcext:value-type="float">
            <text:p>0</text:p>
          </table:table-cell>
          <table:table-cell/>
          <table:table-cell table:formula="of:=[.E9]*[.F9]" office:value-type="float" office:value="4.20617633233041E-017" calcext:value-type="float">
            <text:p>4,20617633233041E-17</text:p>
          </table:table-cell>
          <table:table-cell table:number-columns-repeated="7"/>
        </table:table-row>
        <table:table-row table:style-name="ro2">
          <table:table-cell table:style-name="ce7" table:formula="of:=SIN([.C1])" office:value-type="float" office:value="-0.686920724450334" calcext:value-type="float">
            <text:p>-0,686920724450334</text:p>
          </table:table-cell>
          <table:table-cell table:style-name="ce7" table:formula="of:=COS([.C1])*COS([.F1])" office:value-type="float" office:value="4.44995227254068E-017" calcext:value-type="float">
            <text:p>4,44995227254068E-17</text:p>
          </table:table-cell>
          <table:table-cell table:style-name="ce7" table:formula="of:=-(COS([.C1]))*SIN([.F1])" office:value-type="float" office:value="-0.726732356731575" calcext:value-type="float">
            <text:p>-0,726732356731575</text:p>
          </table:table-cell>
          <table:table-cell table:style-name="ce7" table:formula="of:=[.D1]*SIN([.C1])" office:value-type="float" office:value="-0" calcext:value-type="float">
            <text:p>0</text:p>
          </table:table-cell>
          <table:table-cell table:number-columns-repeated="9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7" table:formula="of:=SIN([.F1])" office:value-type="float" office:value="1" calcext:value-type="float">
            <text:p>1</text:p>
          </table:table-cell>
          <table:table-cell table:style-name="ce7" table:formula="of:=COS([.F1])" office:value-type="float" office:value="6.12323399573677E-017" calcext:value-type="float">
            <text:p>6,12323399573677E-17</text:p>
          </table:table-cell>
          <table:table-cell table:style-name="ce27" table:formula="of:=[.E1]" office:value-type="float" office:value="0.1625" calcext:value-type="float">
            <text:p>0,1625</text:p>
          </table:table-cell>
          <table:table-cell table:number-columns-repeated="9"/>
        </table:table-row>
        <table:table-row table:style-name="ro2"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table:style-name="Default" table:number-columns-repeated="4"/>
          <table:table-cell table:number-columns-repeated="9"/>
        </table:table-row>
        <table:table-row table:style-name="ro2">
          <table:table-cell table:formula="of:=COS([.C2])" office:value-type="float" office:value="0.996871401949829" calcext:value-type="float">
            <text:p>0,996871401949829</text:p>
          </table:table-cell>
          <table:table-cell table:formula="of:=-(SIN([.C2]))*COS([.F2])" office:value-type="float" office:value="0.0790405463960311" calcext:value-type="float">
            <text:p>0,079040546396031</text:p>
          </table:table-cell>
          <table:table-cell table:formula="of:=SIN([.C2])*SIN([.F2])" office:value-type="float" office:value="-0" calcext:value-type="float">
            <text:p>0</text:p>
          </table:table-cell>
          <table:table-cell table:formula="of:=[.D2]*COS([.C2])" office:value-type="float" office:value="-0.423670345828677" calcext:value-type="float">
            <text:p>-0,423670345828677</text:p>
          </table:table-cell>
          <table:table-cell/>
          <table:table-cell table:style-name="ce29" table:number-matrix-columns-spanned="4" table:number-matrix-rows-spanned="4" table:formula="of:=MMULT([.A10:.D13];[.A15:.D18])" office:value-type="float" office:value="0.724458703297308" calcext:value-type="float">
            <text:p>0,72446</text:p>
          </table:table-cell>
          <table:table-cell table:style-name="ce29" office:value-type="float" office:value="0.0574413225597391" calcext:value-type="float">
            <text:p>0,05744</text:p>
          </table:table-cell>
          <table:table-cell table:style-name="ce29" office:value-type="float" office:value="-0.686920724450334" calcext:value-type="float">
            <text:p>-0,68692</text:p>
          </table:table-cell>
          <table:table-cell table:style-name="ce29" office:value-type="float" office:value="-0.307894948901356" calcext:value-type="float">
            <text:p>-0,30789</text:p>
          </table:table-cell>
          <table:table-cell/>
          <table:table-cell table:number-matrix-columns-spanned="3" table:number-matrix-rows-spanned="3" table:formula="of:=MMULT([.A10:.C12];[.A15:.C17])" office:value-type="float" office:value="0.724458703297308" calcext:value-type="float">
            <text:p>0,724458703297308</text:p>
          </table:table-cell>
          <table:table-cell office:value-type="float" office:value="0.0574413225597391" calcext:value-type="float">
            <text:p>0,057441322559739</text:p>
          </table:table-cell>
          <table:table-cell office:value-type="float" office:value="-0.686920724450334" calcext:value-type="float">
            <text:p>-0,686920724450334</text:p>
          </table:table-cell>
        </table:table-row>
        <table:table-row table:style-name="ro3">
          <table:table-cell table:formula="of:=SIN([.C2])" office:value-type="float" office:value="-0.0790405463960311" calcext:value-type="float">
            <text:p>-0,079040546396031</text:p>
          </table:table-cell>
          <table:table-cell table:formula="of:=COS([.C2])*COS([.F2])" office:value-type="float" office:value="0.996871401949829" calcext:value-type="float">
            <text:p>0,996871401949829</text:p>
          </table:table-cell>
          <table:table-cell table:formula="of:=-(COS([.C2]))*SIN([.F2])" office:value-type="float" office:value="-0" calcext:value-type="float">
            <text:p>0</text:p>
          </table:table-cell>
          <table:table-cell table:formula="of:=[.D2]*SIN([.C2])" office:value-type="float" office:value="0.0335922322183132" calcext:value-type="float">
            <text:p>0,033592232218313</text:p>
          </table:table-cell>
          <table:table-cell/>
          <table:table-cell table:style-name="ce29" office:value-type="float" office:value="-0.684771625611196" calcext:value-type="float">
            <text:p>-0,68477</text:p>
          </table:table-cell>
          <table:table-cell table:style-name="ce29" office:value-type="float" office:value="-0.0542945893913118" calcext:value-type="float">
            <text:p>-0,05429</text:p>
          </table:table-cell>
          <table:table-cell table:style-name="ce29" office:value-type="float" office:value="-0.726732356731575" calcext:value-type="float">
            <text:p>-0,72673</text:p>
          </table:table-cell>
          <table:table-cell table:style-name="ce30" office:value-type="float" office:value="0.291027940884758" calcext:value-type="float">
            <text:p>0,29103</text:p>
          </table:table-cell>
          <table:table-cell/>
          <table:table-cell office:value-type="float" office:value="-0.684771625611196" calcext:value-type="float">
            <text:p>-0,684771625611196</text:p>
          </table:table-cell>
          <table:table-cell office:value-type="float" office:value="-0.0542945893913118" calcext:value-type="float">
            <text:p>-0,054294589391312</text:p>
          </table:table-cell>
          <table:table-cell office:value-type="float" office:value="-0.726732356731575" calcext:value-type="float">
            <text:p>-0,72673235673157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formula="of:=SIN([.F2])" office:value-type="float" office:value="0" calcext:value-type="float">
            <text:p>0</text:p>
          </table:table-cell>
          <table:table-cell table:formula="of:=COS([.F2])" office:value-type="float" office:value="1" calcext:value-type="float">
            <text:p>1</text:p>
          </table:table-cell>
          <table:table-cell table:style-name="ce28" table:formula="of:=[.E2]" office:value-type="float" office:value="0" calcext:value-type="float">
            <text:p>0,0000</text:p>
          </table:table-cell>
          <table:table-cell/>
          <table:table-cell table:style-name="ce29" office:value-type="float" office:value="-0.0790405463960311" calcext:value-type="float">
            <text:p>-0,07904</text:p>
          </table:table-cell>
          <table:table-cell table:style-name="ce29" office:value-type="float" office:value="0.996871401949829" calcext:value-type="float">
            <text:p>0,99687</text:p>
          </table:table-cell>
          <table:table-cell table:style-name="ce29" office:value-type="float" office:value="6.12323399573677E-017" calcext:value-type="float">
            <text:p>0,00000</text:p>
          </table:table-cell>
          <table:table-cell table:style-name="ce31" office:value-type="float" office:value="0.196092232218313" calcext:value-type="float">
            <text:p>0,19609</text:p>
          </table:table-cell>
          <table:table-cell/>
          <table:table-cell office:value-type="float" office:value="-0.0790405463960311" calcext:value-type="float">
            <text:p>-0,079040546396031</text:p>
          </table:table-cell>
          <table:table-cell office:value-type="float" office:value="0.996871401949829" calcext:value-type="float">
            <text:p>0,996871401949829</text:p>
          </table:table-cell>
          <table:table-cell office:value-type="float" office:value="6.12323399573677E-017" calcext:value-type="float">
            <text:p>6,12323399573677E-17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9" office:value-type="float" office:value="0" calcext:value-type="float">
            <text:p>0,00000</text:p>
          </table:table-cell>
          <table:table-cell table:style-name="ce29" office:value-type="float" office:value="0" calcext:value-type="float">
            <text:p>0,00000</text:p>
          </table:table-cell>
          <table:table-cell table:style-name="ce29" office:value-type="float" office:value="0" calcext:value-type="float">
            <text:p>0,00000</text:p>
          </table:table-cell>
          <table:table-cell table:style-name="ce29" office:value-type="float" office:value="1" calcext:value-type="float">
            <text:p>1,00000</text:p>
          </table:table-cell>
          <table:table-cell table:number-columns-repeated="4"/>
        </table:table-row>
        <table:table-row table:style-name="ro2">
          <table:table-cell table:style-name="Default" table:number-columns-repeated="4"/>
          <table:table-cell table:number-columns-repeated="9"/>
        </table:table-row>
        <table:table-row table:style-name="ro2">
          <table:table-cell table:formula="of:=COS([.C3])" office:value-type="float" office:value="0.863148990622215" calcext:value-type="float">
            <text:p>0,863148990622215</text:p>
          </table:table-cell>
          <table:table-cell table:formula="of:=-(SIN([.C3]))*COS([.F3])" office:value-type="float" office:value="-0.504949324178032" calcext:value-type="float">
            <text:p>-0,504949324178032</text:p>
          </table:table-cell>
          <table:table-cell table:formula="of:=SIN([.C3])*SIN([.F3])" office:value-type="float" office:value="0" calcext:value-type="float">
            <text:p>0</text:p>
          </table:table-cell>
          <table:table-cell table:formula="of:=[.D3]*COS([.C3])" office:value-type="float" office:value="-0.338527034122033" calcext:value-type="float">
            <text:p>-0,338527034122033</text:p>
          </table:table-cell>
          <table:table-cell/>
          <table:table-cell table:number-matrix-columns-spanned="4" table:number-matrix-rows-spanned="4" table:formula="of:=MMULT([.F15:.I18];[.A20:.D23])" office:value-type="float" office:value="0.654320755504983" calcext:value-type="float">
            <text:p>0,654320755504983</text:p>
          </table:table-cell>
          <table:table-cell office:value-type="float" office:value="-0.316234513037425" calcext:value-type="float">
            <text:p>-0,316234513037425</text:p>
          </table:table-cell>
          <table:table-cell office:value-type="float" office:value="-0.686920724450334" calcext:value-type="float">
            <text:p>-0,686920724450334</text:p>
          </table:table-cell>
          <table:table-cell office:value-type="float" office:value="-0.56451954921041" calcext:value-type="float">
            <text:p>-0,56451954921041</text:p>
          </table:table-cell>
          <table:table-cell/>
          <table:table-cell table:number-matrix-columns-spanned="3" table:number-matrix-rows-spanned="3" table:formula="of:=MMULT([.K15:.M17];[.A20:.C22])" office:value-type="float" office:value="0.654320755504983" calcext:value-type="float">
            <text:p>0,654320755504983</text:p>
          </table:table-cell>
          <table:table-cell office:value-type="float" office:value="-0.316234513037425" calcext:value-type="float">
            <text:p>-0,316234513037425</text:p>
          </table:table-cell>
          <table:table-cell office:value-type="float" office:value="-0.686920724450334" calcext:value-type="float">
            <text:p>-0,686920724450334</text:p>
          </table:table-cell>
        </table:table-row>
        <table:table-row table:style-name="ro2">
          <table:table-cell table:formula="of:=SIN([.C3])" office:value-type="float" office:value="0.504949324178032" calcext:value-type="float">
            <text:p>0,504949324178032</text:p>
          </table:table-cell>
          <table:table-cell table:formula="of:=COS([.C3])*COS([.F3])" office:value-type="float" office:value="0.863148990622215" calcext:value-type="float">
            <text:p>0,863148990622215</text:p>
          </table:table-cell>
          <table:table-cell table:formula="of:=-(COS([.C3]))*SIN([.F3])" office:value-type="float" office:value="-0" calcext:value-type="float">
            <text:p>0</text:p>
          </table:table-cell>
          <table:table-cell table:formula="of:=[.D3]*SIN([.C3])" office:value-type="float" office:value="-0.198041124942624" calcext:value-type="float">
            <text:p>-0,198041124942624</text:p>
          </table:table-cell>
          <table:table-cell/>
          <table:table-cell office:value-type="float" office:value="-0.618475953672704" calcext:value-type="float">
            <text:p>-0,618475953672704</text:p>
          </table:table-cell>
          <table:table-cell office:value-type="float" office:value="0.298910649539307" calcext:value-type="float">
            <text:p>0,298910649539307</text:p>
          </table:table-cell>
          <table:table-cell office:value-type="float" office:value="-0.726732356731575" calcext:value-type="float">
            <text:p>-0,726732356731575</text:p>
          </table:table-cell>
          <table:table-cell office:value-type="float" office:value="0.533594209915193" calcext:value-type="float">
            <text:p>0,533594209915193</text:p>
          </table:table-cell>
          <table:table-cell/>
          <table:table-cell office:value-type="float" office:value="-0.618475953672704" calcext:value-type="float">
            <text:p>-0,618475953672704</text:p>
          </table:table-cell>
          <table:table-cell office:value-type="float" office:value="0.298910649539307" calcext:value-type="float">
            <text:p>0,298910649539307</text:p>
          </table:table-cell>
          <table:table-cell office:value-type="float" office:value="-0.726732356731575" calcext:value-type="float">
            <text:p>-0,72673235673157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SIN([.F3])" office:value-type="float" office:value="0" calcext:value-type="float">
            <text:p>0</text:p>
          </table:table-cell>
          <table:table-cell table:formula="of:=COS([.F3])" office:value-type="float" office:value="1" calcext:value-type="float">
            <text:p>1</text:p>
          </table:table-cell>
          <table:table-cell table:style-name="ce28" table:formula="of:=[.E3]" office:value-type="float" office:value="0" calcext:value-type="float">
            <text:p>0,0000</text:p>
          </table:table-cell>
          <table:table-cell/>
          <table:table-cell office:value-type="float" office:value="0.435145772867011" calcext:value-type="float">
            <text:p>0,435145772867011</text:p>
          </table:table-cell>
          <table:table-cell office:value-type="float" office:value="0.900360014858486" calcext:value-type="float">
            <text:p>0,900360014858486</text:p>
          </table:table-cell>
          <table:table-cell office:value-type="float" office:value="6.12323399573677E-017" calcext:value-type="float">
            <text:p>6,12323399573677E-17</text:p>
          </table:table-cell>
          <table:table-cell office:value-type="float" office:value="0.0254280600998716" calcext:value-type="float">
            <text:p>0,025428060099872</text:p>
          </table:table-cell>
          <table:table-cell/>
          <table:table-cell office:value-type="float" office:value="0.435145772867011" calcext:value-type="float">
            <text:p>0,435145772867011</text:p>
          </table:table-cell>
          <table:table-cell office:value-type="float" office:value="0.900360014858486" calcext:value-type="float">
            <text:p>0,900360014858486</text:p>
          </table:table-cell>
          <table:table-cell office:value-type="float" office:value="6.12323399573677E-017" calcext:value-type="float">
            <text:p>6,12323399573677E-17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table:number-columns-repeated="4"/>
          <table:table-cell table:number-columns-repeated="9"/>
        </table:table-row>
        <table:table-row table:style-name="ro2">
          <table:table-cell table:formula="of:=COS([.C4])" office:value-type="float" office:value="-0.587723809296159" calcext:value-type="float">
            <text:p>-0,587723809296159</text:p>
          </table:table-cell>
          <table:table-cell table:formula="of:=-(SIN([.C4]))*COS([.F4])" office:value-type="float" office:value="-4.95407368824007E-017" calcext:value-type="float">
            <text:p>-4,95407368824007E-17</text:p>
          </table:table-cell>
          <table:table-cell table:formula="of:=SIN([.C4])*SIN([.F4])" office:value-type="float" office:value="0.80906163176016" calcext:value-type="float">
            <text:p>0,80906163176016</text:p>
          </table:table-cell>
          <table:table-cell table:formula="of:=[.D4]*COS([.C4])" office:value-type="float" office:value="-0" calcext:value-type="float">
            <text:p>0</text:p>
          </table:table-cell>
          <table:table-cell/>
          <table:table-cell table:number-matrix-columns-spanned="4" table:number-matrix-rows-spanned="4" table:formula="of:=MMULT([.F20:.I23];[.A25:.D28])" office:value-type="float" office:value="-0.640413098063868" calcext:value-type="float">
            <text:p>-0,640413098063868</text:p>
          </table:table-cell>
          <table:table-cell office:value-type="float" office:value="-0.686920724450334" calcext:value-type="float">
            <text:p>-0,686920724450334</text:p>
          </table:table-cell>
          <table:table-cell office:value-type="float" office:value="0.34352726551013" calcext:value-type="float">
            <text:p>0,34352726551013</text:p>
          </table:table-cell>
          <table:table-cell office:value-type="float" office:value="-0.65608608177964" calcext:value-type="float">
            <text:p>-0,65608608177964</text:p>
          </table:table-cell>
          <table:table-cell/>
          <table:table-cell table:number-matrix-columns-spanned="3" table:number-matrix-rows-spanned="3" table:formula="of:=MMULT([.K20:.M22];[.A25:.C27])" office:value-type="float" office:value="-0.640413098063868" calcext:value-type="float">
            <text:p>-0,640413098063868</text:p>
          </table:table-cell>
          <table:table-cell office:value-type="float" office:value="-0.686920724450334" calcext:value-type="float">
            <text:p>-0,686920724450334</text:p>
          </table:table-cell>
          <table:table-cell office:value-type="float" office:value="0.34352726551013" calcext:value-type="float">
            <text:p>0,34352726551013</text:p>
          </table:table-cell>
        </table:table-row>
        <table:table-row table:style-name="ro2">
          <table:table-cell table:formula="of:=SIN([.C4])" office:value-type="float" office:value="0.80906163176016" calcext:value-type="float">
            <text:p>0,80906163176016</text:p>
          </table:table-cell>
          <table:table-cell table:formula="of:=COS([.C4])*COS([.F4])" office:value-type="float" office:value="-3.59877040918615E-017" calcext:value-type="float">
            <text:p>-3,59877040918615E-17</text:p>
          </table:table-cell>
          <table:table-cell table:formula="of:=-(COS([.C4]))*SIN([.F4])" office:value-type="float" office:value="0.587723809296159" calcext:value-type="float">
            <text:p>0,587723809296159</text:p>
          </table:table-cell>
          <table:table-cell table:formula="of:=[.D4]*SIN([.C4])" office:value-type="float" office:value="0" calcext:value-type="float">
            <text:p>0</text:p>
          </table:table-cell>
          <table:table-cell/>
          <table:table-cell office:value-type="float" office:value="0.605330181317358" calcext:value-type="float">
            <text:p>0,605330181317358</text:p>
          </table:table-cell>
          <table:table-cell office:value-type="float" office:value="-0.726732356731575" calcext:value-type="float">
            <text:p>-0,726732356731575</text:p>
          </table:table-cell>
          <table:table-cell office:value-type="float" office:value="-0.324708258696428" calcext:value-type="float">
            <text:p>-0,324708258696428</text:p>
          </table:table-cell>
          <table:table-cell office:value-type="float" office:value="0.436720786762874" calcext:value-type="float">
            <text:p>0,436720786762874</text:p>
          </table:table-cell>
          <table:table-cell/>
          <table:table-cell office:value-type="float" office:value="0.605330181317358" calcext:value-type="float">
            <text:p>0,605330181317358</text:p>
          </table:table-cell>
          <table:table-cell office:value-type="float" office:value="-0.726732356731575" calcext:value-type="float">
            <text:p>-0,726732356731575</text:p>
          </table:table-cell>
          <table:table-cell office:value-type="float" office:value="-0.324708258696428" calcext:value-type="float">
            <text:p>-0,32470825869642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SIN([.F4])" office:value-type="float" office:value="1" calcext:value-type="float">
            <text:p>1</text:p>
          </table:table-cell>
          <table:table-cell table:formula="of:=COS([.F4])" office:value-type="float" office:value="6.12323399573677E-017" calcext:value-type="float">
            <text:p>6,12323399573677E-17</text:p>
          </table:table-cell>
          <table:table-cell table:style-name="ce28" table:formula="of:=[.E4]" office:value-type="float" office:value="0.1333" calcext:value-type="float">
            <text:p>0,1333</text:p>
          </table:table-cell>
          <table:table-cell/>
          <table:table-cell office:value-type="float" office:value="0.472701211564487" calcext:value-type="float">
            <text:p>0,472701211564487</text:p>
          </table:table-cell>
          <table:table-cell office:value-type="float" office:value="7.27300792740297E-018" calcext:value-type="float">
            <text:p>7,27300792740297E-18</text:p>
          </table:table-cell>
          <table:table-cell office:value-type="float" office:value="0.881222766719895" calcext:value-type="float">
            <text:p>0,881222766719895</text:p>
          </table:table-cell>
          <table:table-cell office:value-type="float" office:value="0.0254280600998716" calcext:value-type="float">
            <text:p>0,025428060099872</text:p>
          </table:table-cell>
          <table:table-cell/>
          <table:table-cell office:value-type="float" office:value="0.472701211564487" calcext:value-type="float">
            <text:p>0,472701211564487</text:p>
          </table:table-cell>
          <table:table-cell office:value-type="float" office:value="7.27300792740297E-018" calcext:value-type="float">
            <text:p>7,27300792740297E-18</text:p>
          </table:table-cell>
          <table:table-cell office:value-type="float" office:value="0.881222766719895" calcext:value-type="float">
            <text:p>0,881222766719895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table:number-columns-repeated="4"/>
          <table:table-cell table:number-columns-repeated="9"/>
        </table:table-row>
        <table:table-row table:style-name="ro2">
          <table:table-cell table:formula="of:=COS([.C5])" office:value-type="float" office:value="-0.577568995195099" calcext:value-type="float">
            <text:p>-0,577568995195099</text:p>
          </table:table-cell>
          <table:table-cell table:formula="of:=-(SIN([.C5]))*COS([.F5])" office:value-type="float" office:value="-4.99865231705858E-017" calcext:value-type="float">
            <text:p>-4,99865231705858E-17</text:p>
          </table:table-cell>
          <table:table-cell table:formula="of:=SIN([.C5])*SIN([.F5])" office:value-type="float" office:value="-0.816341874332882" calcext:value-type="float">
            <text:p>-0,816341874332882</text:p>
          </table:table-cell>
          <table:table-cell table:formula="of:=[.D5]*COS([.C5])" office:value-type="float" office:value="-0" calcext:value-type="float">
            <text:p>0</text:p>
          </table:table-cell>
          <table:table-cell/>
          <table:table-cell table:number-matrix-columns-spanned="4" table:number-matrix-rows-spanned="4" table:formula="of:=MMULT([.F25:.I28];[.A30:.D33])" office:value-type="float" office:value="-0.190879402157358" calcext:value-type="float">
            <text:p>-0,190879402157358</text:p>
          </table:table-cell>
          <table:table-cell office:value-type="float" office:value="-0.34352726551013" calcext:value-type="float">
            <text:p>-0,34352726551013</text:p>
          </table:table-cell>
          <table:table-cell office:value-type="float" office:value="0.919540141420255" calcext:value-type="float">
            <text:p>0,919540141420255</text:p>
          </table:table-cell>
          <table:table-cell office:value-type="float" office:value="-0.62183641340828" calcext:value-type="float">
            <text:p>-0,62183641340828</text:p>
          </table:table-cell>
          <table:table-cell/>
          <table:table-cell table:number-matrix-columns-spanned="3" table:number-matrix-rows-spanned="3" table:formula="of:=MMULT([.K25:.M27];[.A30:.C32])" office:value-type="float" office:value="-0.190879402157358" calcext:value-type="float">
            <text:p>-0,190879402157358</text:p>
          </table:table-cell>
          <table:table-cell office:value-type="float" office:value="-0.34352726551013" calcext:value-type="float">
            <text:p>-0,34352726551013</text:p>
          </table:table-cell>
          <table:table-cell office:value-type="float" office:value="0.919540141420255" calcext:value-type="float">
            <text:p>0,919540141420255</text:p>
          </table:table-cell>
        </table:table-row>
        <table:table-row table:style-name="ro2">
          <table:table-cell table:formula="of:=SIN([.C5])" office:value-type="float" office:value="0.816341874332882" calcext:value-type="float">
            <text:p>0,816341874332882</text:p>
          </table:table-cell>
          <table:table-cell table:formula="of:=COS([.C5])*COS([.F5])" office:value-type="float" office:value="-3.53659010626216E-017" calcext:value-type="float">
            <text:p>-3,53659010626216E-17</text:p>
          </table:table-cell>
          <table:table-cell table:formula="of:=-(COS([.C5]))*SIN([.F5])" office:value-type="float" office:value="-0.577568995195099" calcext:value-type="float">
            <text:p>-0,577568995195099</text:p>
          </table:table-cell>
          <table:table-cell table:formula="of:=[.D5]*SIN([.C5])" office:value-type="float" office:value="0" calcext:value-type="float">
            <text:p>0</text:p>
          </table:table-cell>
          <table:table-cell/>
          <table:table-cell office:value-type="float" office:value="-0.94288199881734" calcext:value-type="float">
            <text:p>-0,94288199881734</text:p>
          </table:table-cell>
          <table:table-cell office:value-type="float" office:value="0.324708258696428" calcext:value-type="float">
            <text:p>0,324708258696428</text:p>
          </table:table-cell>
          <table:table-cell office:value-type="float" office:value="-0.0744182977536532" calcext:value-type="float">
            <text:p>-0,074418297753653</text:p>
          </table:table-cell>
          <table:table-cell office:value-type="float" office:value="0.40434737337084" calcext:value-type="float">
            <text:p>0,40434737337084</text:p>
          </table:table-cell>
          <table:table-cell/>
          <table:table-cell office:value-type="float" office:value="-0.94288199881734" calcext:value-type="float">
            <text:p>-0,94288199881734</text:p>
          </table:table-cell>
          <table:table-cell office:value-type="float" office:value="0.324708258696428" calcext:value-type="float">
            <text:p>0,324708258696428</text:p>
          </table:table-cell>
          <table:table-cell office:value-type="float" office:value="-0.0744182977536532" calcext:value-type="float">
            <text:p>-0,07441829775365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SIN([.F5])" office:value-type="float" office:value="-1" calcext:value-type="float">
            <text:p>-1</text:p>
          </table:table-cell>
          <table:table-cell table:formula="of:=COS([.F5])" office:value-type="float" office:value="6.12323399573677E-017" calcext:value-type="float">
            <text:p>6,12323399573677E-17</text:p>
          </table:table-cell>
          <table:table-cell table:style-name="ce28" table:formula="of:=[.E5]" office:value-type="float" office:value="0.0997" calcext:value-type="float">
            <text:p>0,0997</text:p>
          </table:table-cell>
          <table:table-cell/>
          <table:table-cell office:value-type="float" office:value="-0.273017563790807" calcext:value-type="float">
            <text:p>-0,273017563790807</text:p>
          </table:table-cell>
          <table:table-cell office:value-type="float" office:value="-0.881222766719895" calcext:value-type="float">
            <text:p>-0,881222766719895</text:p>
          </table:table-cell>
          <table:table-cell office:value-type="float" office:value="-0.385885793047978" calcext:value-type="float">
            <text:p>-0,385885793047978</text:p>
          </table:table-cell>
          <table:table-cell office:value-type="float" office:value="0.113285969941845" calcext:value-type="float">
            <text:p>0,113285969941845</text:p>
          </table:table-cell>
          <table:table-cell/>
          <table:table-cell office:value-type="float" office:value="-0.273017563790807" calcext:value-type="float">
            <text:p>-0,273017563790807</text:p>
          </table:table-cell>
          <table:table-cell office:value-type="float" office:value="-0.881222766719895" calcext:value-type="float">
            <text:p>-0,881222766719895</text:p>
          </table:table-cell>
          <table:table-cell office:value-type="float" office:value="-0.385885793047978" calcext:value-type="float">
            <text:p>-0,385885793047978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table:number-columns-repeated="4"/>
          <table:table-cell table:number-columns-repeated="9"/>
        </table:table-row>
        <table:table-row table:style-name="ro2">
          <table:table-cell table:formula="of:=COS([.C6])" office:value-type="float" office:value="0.998632004545157" calcext:value-type="float">
            <text:p>0,998632004545157</text:p>
          </table:table-cell>
          <table:table-cell table:formula="of:=-(SIN([.C6]))*COS([.F6])" office:value-type="float" office:value="-0.0522888085360698" calcext:value-type="float">
            <text:p>-0,05228880853607</text:p>
          </table:table-cell>
          <table:table-cell table:formula="of:=SIN([.C6])*SIN([.F6])" office:value-type="float" office:value="0" calcext:value-type="float">
            <text:p>0</text:p>
          </table:table-cell>
          <table:table-cell table:formula="of:=[.D6]*COS([.C6])" office:value-type="float" office:value="0" calcext:value-type="float">
            <text:p>0</text:p>
          </table:table-cell>
          <table:table-cell/>
          <table:table-cell table:number-matrix-columns-spanned="4" table:number-matrix-rows-spanned="4" table:formula="of:=MMULT([.F30:.I33];[.A35:.D38])" office:value-type="float" office:value="-0.208580911415963" calcext:value-type="float">
            <text:p>-0,208580911415963</text:p>
          </table:table-cell>
          <table:table-cell office:value-type="float" office:value="-0.333076465259412" calcext:value-type="float">
            <text:p>-0,333076465259412</text:p>
          </table:table-cell>
          <table:table-cell office:value-type="float" office:value="0.919540141420255" calcext:value-type="float">
            <text:p>0,919540141420255</text:p>
          </table:table-cell>
          <table:table-cell office:value-type="float" office:value="-0.530250215322822" calcext:value-type="float">
            <text:p>-0,530250215322822</text:p>
          </table:table-cell>
          <table:table-cell/>
          <table:table-cell table:number-matrix-columns-spanned="3" table:number-matrix-rows-spanned="3" table:formula="of:=MMULT([.K30:.M32];[.A35:.C37])" office:value-type="float" office:value="-0.208580911415963" calcext:value-type="float">
            <text:p>-0,208580911415963</text:p>
          </table:table-cell>
          <table:table-cell office:value-type="float" office:value="-0.333076465259412" calcext:value-type="float">
            <text:p>-0,333076465259412</text:p>
          </table:table-cell>
          <table:table-cell office:value-type="float" office:value="0.919540141420255" calcext:value-type="float">
            <text:p>0,919540141420255</text:p>
          </table:table-cell>
        </table:table-row>
        <table:table-row table:style-name="ro2">
          <table:table-cell table:formula="of:=SIN([.C6])" office:value-type="float" office:value="0.0522888085360698" calcext:value-type="float">
            <text:p>0,05228880853607</text:p>
          </table:table-cell>
          <table:table-cell table:formula="of:=COS([.C6])*COS([.F6])" office:value-type="float" office:value="0.998632004545157" calcext:value-type="float">
            <text:p>0,998632004545157</text:p>
          </table:table-cell>
          <table:table-cell table:formula="of:=-(COS([.C6]))*SIN([.F6])" office:value-type="float" office:value="-0" calcext:value-type="float">
            <text:p>0</text:p>
          </table:table-cell>
          <table:table-cell table:formula="of:=[.D6]*SIN([.C6])" office:value-type="float" office:value="0" calcext:value-type="float">
            <text:p>0</text:p>
          </table:table-cell>
          <table:table-cell/>
          <table:table-cell office:value-type="float" office:value="-0.924613532559446" calcext:value-type="float">
            <text:p>-0,924613532559446</text:p>
          </table:table-cell>
          <table:table-cell office:value-type="float" office:value="0.373566235582648" calcext:value-type="float">
            <text:p>0,373566235582648</text:p>
          </table:table-cell>
          <table:table-cell office:value-type="float" office:value="-0.0744182977536532" calcext:value-type="float">
            <text:p>-0,074418297753653</text:p>
          </table:table-cell>
          <table:table-cell office:value-type="float" office:value="0.396935310914576" calcext:value-type="float">
            <text:p>0,396935310914576</text:p>
          </table:table-cell>
          <table:table-cell/>
          <table:table-cell office:value-type="float" office:value="-0.924613532559446" calcext:value-type="float">
            <text:p>-0,924613532559446</text:p>
          </table:table-cell>
          <table:table-cell office:value-type="float" office:value="0.373566235582648" calcext:value-type="float">
            <text:p>0,373566235582648</text:p>
          </table:table-cell>
          <table:table-cell office:value-type="float" office:value="-0.0744182977536532" calcext:value-type="float">
            <text:p>-0,07441829775365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SIN([.F6])" office:value-type="float" office:value="0" calcext:value-type="float">
            <text:p>0</text:p>
          </table:table-cell>
          <table:table-cell table:formula="of:=COS([.F6])" office:value-type="float" office:value="1" calcext:value-type="float">
            <text:p>1</text:p>
          </table:table-cell>
          <table:table-cell table:style-name="ce28" table:formula="of:=[.E6]" office:value-type="float" office:value="0.0996" calcext:value-type="float">
            <text:p>0,0996</text:p>
          </table:table-cell>
          <table:table-cell/>
          <table:table-cell office:value-type="float" office:value="-0.318722165531091" calcext:value-type="float">
            <text:p>-0,318722165531091</text:p>
          </table:table-cell>
          <table:table-cell office:value-type="float" office:value="-0.865741494860276" calcext:value-type="float">
            <text:p>-0,865741494860276</text:p>
          </table:table-cell>
          <table:table-cell office:value-type="float" office:value="-0.385885793047978" calcext:value-type="float">
            <text:p>-0,385885793047978</text:p>
          </table:table-cell>
          <table:table-cell office:value-type="float" office:value="0.0748517449542665" calcext:value-type="float">
            <text:p>0,074851744954267</text:p>
          </table:table-cell>
          <table:table-cell/>
          <table:table-cell office:value-type="float" office:value="-0.318722165531091" calcext:value-type="float">
            <text:p>-0,318722165531091</text:p>
          </table:table-cell>
          <table:table-cell office:value-type="float" office:value="-0.865741494860276" calcext:value-type="float">
            <text:p>-0,865741494860276</text:p>
          </table:table-cell>
          <table:table-cell office:value-type="float" office:value="-0.385885793047978" calcext:value-type="float">
            <text:p>-0,385885793047978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table:number-columns-repeated="4"/>
          <table:table-cell table:number-columns-repeated="9"/>
        </table:table-row>
        <table:table-row table:style-name="ro2">
          <table:table-cell table:style-name="Default" table:number-columns-repeated="4"/>
          <table:table-cell table:number-columns-repeated="6"/>
          <table:table-cell table:formula="of:=[.A10]*[.D15]+[.B10]*[.D16]+[.C10]*[.D17]+[.D10]*[.D18]" office:value-type="float" office:value="-0.307894948901356" calcext:value-type="float">
            <text:p>-0,30789494890135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" svg:font-family="Roboto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a" fo:country="DK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kr </number:text>
      <number:number number:decimal-places="0" loext:min-decimal-places="0" number:min-integer-digits="1" number:grouping="true"/>
    </number:number-style>
    <number:number-style style:name="N107">
      <number:text>kr 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kr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kr </number:text>
      <number:number number:decimal-places="2" loext:min-decimal-places="2" number:min-integer-digits="1" number:grouping="true"/>
    </number:number-style>
    <number:number-style style:name="N109">
      <number:text>kr 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kr 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k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k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kr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k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 k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k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-00-0000</text:date>, <text:time>00:00:00</text:time></text:p>
        </style:region-right>
      </style:header>
      <style:header-left style:display="false"/>
      <style:footer>
        <text:p>Sid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5T12:00:54.635601060</meta:creation-date>
    <dc:date>2021-04-15T17:06:50.567444473</dc:date>
    <meta:editing-duration>PT1H13M58S</meta:editing-duration>
    <meta:editing-cycles>1</meta:editing-cycles>
    <meta:document-statistic meta:table-count="1" meta:cell-count="261" meta:object-count="0"/>
    <meta:generator>LibreOffice/6.4.6.2$Linux_X86_64 LibreOffice_project/40$Build-2</meta:generator>
  </office:meta>
</office:document-meta>
</file>